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fdc" officeooo:paragraph-rsid="001bb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c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57:24.622006120</meta:creation-date>
    <dc:date>2019-12-16T12:57:42.285993805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3.3.2$Linux_X86_64 LibreOffice_project/30$Build-2</meta:generator>
  </office:meta>
</office:document-meta>
</file>